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u</mi>
            <mrow>
              <mo stretchy="false">(</mo>
              <mrow>
                <mi>x</mi>
              </mrow>
              <mo stretchy="false">)</mo>
            </mrow>
            <mi/>
            <mrow>
              <mi mathvariant="normal">:</mi>
              <mo stretchy="false">=</mo>
              <mi/>
            </mrow>
            <mfrac>
              <mrow>
                <mo stretchy="false">∂</mo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∂</mo>
                <mi>x</mi>
              </mrow>
            </mfrac>
          </mrow>
        </mtd>
      </mtr>
      <mtr>
        <mtd>
          <mrow>
            <mi>x</mi>
            <mrow>
              <mo stretchy="false">(</mo>
              <mrow>
                <mi>u</mi>
              </mrow>
              <mo stretchy="false">)</mo>
            </mrow>
            <mrow>
              <mi/>
              <mo stretchy="false">=</mo>
              <mrow>
                <mi/>
                <mo stretchy="false">±</mo>
                <mfrac>
                  <mrow>
                    <mo stretchy="false">∂</mo>
                    <mi>g</mi>
                    <mrow>
                      <mo stretchy="false">(</mo>
                      <mrow>
                        <mi>u</mi>
                      </mrow>
                      <mo stretchy="false">)</mo>
                    </mrow>
                  </mrow>
                  <mrow>
                    <mo stretchy="false">∂</mo>
                    <mi>u</mi>
                  </mrow>
                </mfrac>
              </mrow>
            </mrow>
          </mrow>
        </mtd>
      </mtr>
      <mtr>
        <mtd>
          <mrow>
            <mi>x</mi>
            <mrow>
              <mi/>
              <mo stretchy="false">=</mo>
              <mi/>
            </mrow>
            <mi>x</mi>
            <mrow>
              <mo stretchy="false">(</mo>
              <mrow>
                <mi>u</mi>
              </mrow>
              <mo stretchy="false">)</mo>
            </mrow>
          </mrow>
        </mtd>
      </mtr>
      <mtr>
        <mtd>
          <mrow/>
        </mtd>
      </mtr>
      <mtr>
        <mtd>
          <mrow>
            <mi>g</mi>
            <mrow>
              <mo stretchy="false">(</mo>
              <mrow>
                <mi>u</mi>
              </mrow>
              <mo stretchy="false">)</mo>
            </mrow>
            <mrow>
              <mi/>
              <mo stretchy="false">=</mo>
              <mrow>
                <mi/>
                <mo stretchy="false">±</mo>
                <mfenced open="[" close="]">
                  <mrow>
                    <mi>u</mi>
                    <mi/>
                    <mi>x</mi>
                    <mrow>
                      <mo stretchy="false">(</mo>
                      <mrow>
                        <mi>u</mi>
                      </mrow>
                      <mo stretchy="false">)</mo>
                    </mrow>
                    <mrow>
                      <mi/>
                      <mo stretchy="false">−</mo>
                      <mi/>
                    </mrow>
                    <mi>f</mi>
                    <mfenced open="(" close=")">
                      <mrow>
                        <mi>x</mi>
                        <mrow>
                          <mo stretchy="false">(</mo>
                          <mrow>
                            <mi>u</mi>
                          </mrow>
                          <mo stretchy="false">)</mo>
                        </mrow>
                      </mrow>
                    </mfenced>
                  </mrow>
                </mfenced>
              </mrow>
            </mrow>
          </mrow>
        </mtd>
      </mtr>
      <mtr>
        <mtd>
          <mrow/>
        </mtd>
      </mtr>
      <mtr>
        <mtd>
          <mrow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x</mi>
            <mi/>
            <mi>u</mi>
            <mrow>
              <mo stretchy="false">(</mo>
              <mrow>
                <mi>x</mi>
              </mrow>
              <mo stretchy="false">)</mo>
            </mrow>
            <mrow>
              <mi/>
              <mo stretchy="false">∓</mo>
              <mi/>
            </mrow>
            <mi>g</mi>
            <mfenced open="(" close=")"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fenced>
          </mrow>
        </mtd>
      </mtr>
    </mtable>
    <annotation encoding="StarMath 5.0">u(x) `:=` {partial f(x)} over {partial x}
newline
x(u) `=` +- {partial g(u)} over {partial u}
newline
x `=` x(u)
newline
newline
g(u) `=` +- left [ u`x(u) `-`f left ( x(u) right )  right ]
newline newline
f(x) `=`x`u(x) `-+` g left ( u(x)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3:04:04.689000000</meta:creation-date>
    <meta:generator>LibreOffice/4.1.4.2$Windows_x86 LibreOffice_project/0a0440ccc0227ad9829de5f46be37cfb6edcf72</meta:generator>
  </office:meta>
</office:document-meta>
</file>